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82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4_PpinPpinea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7_PhalPpin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Ukraine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table:style-name="ce3" office:value-type="string" calcext:value-type="string">
            <text:p>Qpetraea__p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_g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H32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1:11:58.483502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01T16:39:20.156714186</dc:date>
    <meta:editing-duration>PT14H15M31S</meta:editing-duration>
    <meta:editing-cycles>18</meta:editing-cycles>
    <meta:generator>LibreOffice/7.0.6.2$Linux_X86_64 LibreOffice_project/00$Build-2</meta:generator>
    <dc:creator>Cristobal Ordoñez</dc:creator>
    <meta:document-statistic meta:table-count="1" meta:cell-count="195" meta:object-count="0"/>
  </office:meta>
</office:document-meta>
</file>